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05e" officeooo:paragraph-rsid="0013f05e"/>
    </style:style>
    <style:style style:name="T1" style:family="text">
      <style:text-properties officeooo:rsid="0014617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15be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 <text:span text:style-name="T1">ESCRITO POR </text:span><text:span text:style-name="T4">ANDR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9:15:31.106491790</meta:creation-date>
    <dc:date>2023-04-28T15:19:24.160116068</dc:date>
    <meta:editing-duration>PT49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" meta:word-count="5" meta:character-count="29" meta:non-whitespace-character-count="25"/>
  </office:meta>
</office:document-meta>
</file>